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6ac98" officeooo:paragraph-rsid="0006ac98"/>
    </style:style>
    <style:style style:name="P2" style:family="paragraph" style:parent-style-name="Standard">
      <style:text-properties officeooo:rsid="0006f42e" officeooo:paragraph-rsid="0006f42e"/>
    </style:style>
    <style:style style:name="P3" style:family="paragraph" style:parent-style-name="Standard">
      <style:text-properties officeooo:rsid="0006f42e" officeooo:paragraph-rsid="0008db31"/>
    </style:style>
    <style:style style:name="P4" style:family="paragraph" style:parent-style-name="Standard">
      <style:text-properties officeooo:rsid="0008db31" officeooo:paragraph-rsid="0008db31"/>
    </style:style>
    <style:style style:name="P5" style:family="paragraph" style:parent-style-name="Standard">
      <style:text-properties officeooo:rsid="00091ae8" officeooo:paragraph-rsid="00091ae8"/>
    </style:style>
    <style:style style:name="P6" style:family="paragraph" style:parent-style-name="Standard">
      <style:text-properties officeooo:rsid="000bc429" officeooo:paragraph-rsid="000bc429"/>
    </style:style>
    <style:style style:name="P7" style:family="paragraph" style:parent-style-name="Standard">
      <style:text-properties officeooo:rsid="000c0120" officeooo:paragraph-rsid="000c0120"/>
    </style:style>
    <style:style style:name="P8" style:family="paragraph" style:parent-style-name="Standard">
      <style:text-properties officeooo:rsid="0008db31" officeooo:paragraph-rsid="0008db31"/>
    </style:style>
    <style:style style:name="T1" style:family="text">
      <style:text-properties officeooo:rsid="0008db31"/>
    </style:style>
    <style:style style:name="T2" style:family="text">
      <style:text-properties officeooo:rsid="00091ae8"/>
    </style:style>
    <style:style style:name="T3" style:family="text">
      <style:text-properties officeooo:rsid="000b05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edback chapter 3</text:p>
      <text:p text:style-name="P1"/>
      <text:p text:style-name="P2">structure: exact approach and heuristics in the beginning of the chapter is missing. Refer to the ampl implementation, branch and bound, branch and cut, column generation, exact gives you the global best. but takes time. <text:span text:style-name="T3">I need to say we used a commercial solver, to solve our mathematical model, based on the results from that model we needed to implement a metaheuristic. </text:span></text:p>
      <text:p text:style-name="P2"/>
      <text:p text:style-name="P2">in the beginning of the <text:span text:style-name="T1">(meta) </text:span>heuristics: what is the difference of the exact approach and heuristics, the heuristics are most of the time problem dependent. </text:p>
      <text:p text:style-name="P2"/>
      <text:p text:style-name="P3">Maybe instead of subchapters for</text:p>
      <text:p text:style-name="P3"/>
      <text:p text:style-name="P4">have a bold/italic inside metaheuristic chapter. </text:p>
      <text:p text:style-name="P4">Inside we have titles without numbers.</text:p>
      <text:p text:style-name="P4">Put in the algorithm of local search.</text:p>
      <text:p text:style-name="P4">What happends is that u get stuck.</text:p>
      <text:p text:style-name="P4">The idea is to add components to get some diversification.</text:p>
      <text:p text:style-name="P4">Then mention each components for each algorithm. </text:p>
      <text:p text:style-name="P3"><text:span text:style-name="T1">In the intro part of 3.2 talk about intensification, </text:span><text:s/></text:p>
      <text:p text:style-name="P3"/>
      <text:p text:style-name="P4">use the word inspired by instead of similar. </text:p>
      <text:p text:style-name="P4"/>
      <text:p text:style-name="P4">Common methods to solving combinatorial optimization problems.</text:p>
      <text:p text:style-name="P4"/>
      <text:p text:style-name="P4">Ant colony optimization, </text:p>
      <text:p text:style-name="P4"/>
      <text:p text:style-name="P4">gradient decent algorithm, mention that, hill climbing. Its a good start. It gets stuck in a local optima. Here is a tabu search, which <text:span text:style-name="T2">is doing this to improve on that, </text:span></text:p>
      <text:p text:style-name="P5">simmulated anealing, then tabu search, ant colony, LNS inside ALNS can be implemented with weighting system which is implemented in ropke. <text:s/></text:p>
      <text:p text:style-name="P5"/>
      <text:p text:style-name="P5">Pick up all the algorithms and write them aswell. </text:p>
      <text:p text:style-name="P5"/>
      <text:p text:style-name="P5">If ant colony is too different drop the algorithm and just mention in a general way.</text:p>
      <text:p text:style-name="P5"/>
      <text:p text:style-name="P5">Final part should be what we are inspired by, and we have our own components with a mix of intensification in sections from chapter 4. </text:p>
      <text:p text:style-name="P4"/>
      <text:p text:style-name="P6">2 Problem description</text:p>
      <text:p text:style-name="P6">2.1 mathematical model</text:p>
      <text:p text:style-name="P6"/>
      <text:p text:style-name="P6">after chapter 1-3</text:p>
      <text:p text:style-name="P6">you need to put everything into a shorter form. Follow </text:p>
      <text:p text:style-name="P6"/>
      <text:p text:style-name="P7">morning wednesday latest for chapter 1.</text:p>
      <text:p text:style-name="P7"/>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10:55:46.527187535</meta:creation-date>
    <dc:date>2019-11-17T14:49:35.713794712</dc:date>
    <meta:editing-duration>PT3H14M58S</meta:editing-duration>
    <meta:editing-cycles>3</meta:editing-cycles>
    <meta:generator>LibreOffice/6.0.7.3$Linux_X86_64 LibreOffice_project/00m0$Build-3</meta:generator>
    <meta:document-statistic meta:table-count="0" meta:image-count="0" meta:object-count="0" meta:page-count="1" meta:paragraph-count="24" meta:word-count="293" meta:character-count="1767" meta:non-whitespace-character-count="1484"/>
  </office:meta>
</office:document-meta>
</file>